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4bdcb"/>
    </style:style>
    <style:style style:name="P2" style:family="paragraph" style:parent-style-name="Standard">
      <style:paragraph-properties fo:text-align="justify" style:justify-single-word="false"/>
      <style:text-properties officeooo:paragraph-rsid="0015f5d7"/>
    </style:style>
    <style:style style:name="P3" style:family="paragraph" style:parent-style-name="Standard">
      <style:paragraph-properties fo:text-align="justify" style:justify-single-word="false"/>
      <style:text-properties officeooo:rsid="0019061e" officeooo:paragraph-rsid="0019061e"/>
    </style:style>
    <style:style style:name="P4" style:family="paragraph" style:parent-style-name="Standard">
      <style:paragraph-properties fo:text-align="justify" style:justify-single-word="false"/>
      <style:text-properties officeooo:rsid="0019061e" officeooo:paragraph-rsid="001c1e32"/>
    </style:style>
    <style:style style:name="P5" style:family="paragraph" style:parent-style-name="Standard">
      <style:paragraph-properties fo:text-align="justify" style:justify-single-word="false"/>
      <style:text-properties officeooo:rsid="0019061e" officeooo:paragraph-rsid="001cc8b2"/>
    </style:style>
    <style:style style:name="P6" style:family="paragraph" style:parent-style-name="Standard">
      <style:paragraph-properties fo:text-align="justify" style:justify-single-word="false"/>
      <style:text-properties officeooo:rsid="0019061e" officeooo:paragraph-rsid="001e1f90"/>
    </style:style>
    <style:style style:name="P7" style:family="paragraph" style:parent-style-name="Standard">
      <style:paragraph-properties fo:text-align="justify" style:justify-single-word="false"/>
      <style:text-properties officeooo:rsid="0019061e" officeooo:paragraph-rsid="001f7d3d"/>
    </style:style>
    <style:style style:name="T1" style:family="text">
      <style:text-properties fo:color="#0000ff" officeooo:rsid="0014bdcb"/>
    </style:style>
    <style:style style:name="T2" style:family="text">
      <style:text-properties fo:color="#0000ff" fo:font-style="normal" style:font-style-asian="normal" style:font-style-complex="normal"/>
    </style:style>
    <style:style style:name="T3" style:family="text">
      <style:text-properties fo:color="#0000ff" officeooo:rsid="001aed0c"/>
    </style:style>
    <style:style style:name="T4" style:family="text">
      <style:text-properties fo:color="#0000ff" officeooo:rsid="0018b7ef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4bdcb"/>
    </style:style>
    <style:style style:name="T7" style:family="text">
      <style:text-properties officeooo:rsid="0014e17a"/>
    </style:style>
    <style:style style:name="T8" style:family="text">
      <style:text-properties officeooo:rsid="0015f5d7"/>
    </style:style>
    <style:style style:name="T9" style:family="text">
      <style:text-properties officeooo:rsid="00164ff3"/>
    </style:style>
    <style:style style:name="T10" style:family="text">
      <style:text-properties officeooo:rsid="0017e727"/>
    </style:style>
    <style:style style:name="T11" style:family="text">
      <style:text-properties officeooo:rsid="0018b7ef"/>
    </style:style>
    <style:style style:name="T12" style:family="text">
      <style:text-properties officeooo:rsid="001aed0c"/>
    </style:style>
    <style:style style:name="T13" style:family="text">
      <style:text-properties officeooo:rsid="001c1e32"/>
    </style:style>
    <style:style style:name="T14" style:family="text">
      <style:text-properties officeooo:rsid="001cc8b2"/>
    </style:style>
    <style:style style:name="T15" style:family="text">
      <style:text-properties officeooo:rsid="001e1f90"/>
    </style:style>
    <style:style style:name="T16" style:family="text">
      <style:text-properties officeooo:rsid="001f7d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еобходимость постановки <text:span text:style-name="T2">эксперимента</text:span><text:span text:style-name="T5"> </text:span>над системой возникает постоянно и в самых различных в сферах деятельности, будь то физические процессы, экономические системы и т.д.<text:span text:style-name="T6"> Однако провести </text:span><text:span text:style-name="T1">опыт</text:span><text:span text:style-name="T6"> над реальной системой не всегда предоставляется возможным и в таких случаях </text:span><text:span text:style-name="T1">помогает </text:span><text:span text:style-name="T6">моделирование: строится модель системы и опыт </text:span><text:span text:style-name="T1">ставится</text:span><text:span text:style-name="T6"> уже над моделью </text:span><text:span text:style-name="T1">данной</text:span><text:span text:style-name="T6"> системы. </text:span><text:span text:style-name="T7">Но моделирование невозможно без инструмента визуализации, </text:span><text:span text:style-name="T8">позволяющего </text:span><text:span text:style-name="T9">работать с результатами </text:span><text:span text:style-name="T10">смоделированного </text:span><text:span text:style-name="T9">эксперимента.</text:span></text:p>
      <text:p text:style-name="P2"><text:span text:style-name="T8">Цель данной работы заключается в разработке системы визуализации, удовлетворяющей требованиям открытости,</text:span><text:span text:style-name="T10"> интерактивности, гибкости, модульности и адекватности предметной области, для работы с клеточно-автоматными моделями. </text:span><text:span text:style-name="T11">Существует </text:span><text:span text:style-name="T4">100500 </text:span><text:span text:style-name="T11">различных систем визуализации, однако ни одна из них в полной мере не удовлетворяем всем предъявляемым к ней требованиям. </text:span><text:span text:style-name="T3">Планируется </text:span><text:span text:style-name="T12">создание </text:span><text:span text:style-name="T3">открытой </text:span><text:span text:style-name="T12">системы и проведение нескольких экспериментов.</text:span></text:p>
      <text:p text:style-name="P3">Заключение/Выводы.</text:p>
      <text:p text:style-name="P3"/>
      <text:p text:style-name="P4"><text:span text:style-name="T13">Среда визуального исполнения, отладки, изучения модели.</text:span></text:p>
      <text:p text:style-name="P4"><text:span text:style-name="T13">Для построения и изучения существенным является визуализация данных.</text:span></text:p>
      <text:p text:style-name="P4"><text:span text:style-name="T13">Для исполнения разрабатывается и реализуется подсистема взаимодействия с кластером, она обеспечивает прозрачность удалённого исполнения (иллюзия локальности </text:span><text:span text:style-name="T14">исполнения модели</text:span><text:span text:style-name="T13">).</text:span></text:p>
      <text:p text:style-name="P5"><text:span text:style-name="T14">Работа с проектами.</text:span></text:p>
      <text:p text:style-name="P5"><text:span text:style-name="T14"/></text:p>
      <text:p text:style-name="P6"><text:span text:style-name="T15">Модели больших размеров, огромные объёмы данных, исполнение на кластерах.</text:span></text:p>
      <text:p text:style-name="P6"><text:span text:style-name="T15"/></text:p>
      <text:p text:style-name="P7"><text:span text:style-name="T16">Архитектура спроектирована, реализуется подсистема взаимодейтвия с кластером, такие-то режимы сделан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2-17T19:11:41</meta:creation-date>
    <meta:generator>LibreOffice/3.6$Linux_X86_64 LibreOffice_project/360m1$Build-303</meta:generator>
    <dc:date>2013-02-18T17:19:39</dc:date>
    <meta:editing-duration>PT6H26M34S</meta:editing-duration>
    <meta:editing-cycles>12</meta:editing-cycles>
    <meta:document-statistic meta:table-count="0" meta:image-count="0" meta:object-count="0" meta:page-count="1" meta:paragraph-count="9" meta:word-count="167" meta:character-count="1441" meta:non-whitespace-character-count="1283"/>
  </office:meta>
</office:document-meta>
</file>